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Tahoma2" svg:font-family="Tahoma"/>
    <style:font-face style:name="Times new roman1" svg:font-family="'Times new roman'" style:font-family-generic="roman"/>
    <style:font-face style:name="Times new roman" svg:font-family="'Times new roman'" style:font-adornments="Regular" style:font-family-generic="roman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left="0in" fo:margin-right="0.0091in" fo:text-align="end" style:justify-single-word="false" fo:text-indent="0in" style:auto-text-indent="false" style:page-number="auto">
        <style:tab-stops>
          <style:tab-stop style:position="3in" style:type="center"/>
          <style:tab-stop style:position="5.5in"/>
        </style:tab-stops>
      </style:paragraph-properties>
      <style:text-properties style:font-name="Times new roman1"/>
    </style:style>
    <style:style style:name="P2" style:family="paragraph" style:parent-style-name="Footer" style:master-page-name="">
      <style:paragraph-properties fo:text-align="center" style:justify-single-word="false" style:page-number="auto"/>
    </style:style>
    <style:style style:name="P3" style:family="paragraph" style:parent-style-name="Text_20_body">
      <style:paragraph-properties fo:margin-top="0.1in" fo:margin-bottom="0.1in" fo:text-align="center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itle" style:master-page-name="First_20_Page">
      <style:paragraph-properties fo:margin-top="0.1in" fo:margin-bottom="0.1in" style:page-number="auto"/>
      <style:text-properties style:use-window-font-color="true" style:font-name="Times new roman1" fo:language="id" fo:country="ID" style:language-asian="zxx" style:country-asian="none" style:language-complex="zxx" style:country-complex="none"/>
    </style:style>
    <style:style style:name="P10" style:family="paragraph" style:parent-style-name="Standard" style:list-style-name="L1">
      <style:paragraph-properties fo:margin-left="0.3752in" fo:margin-right="0in" fo:margin-top="0.1in" fo:margin-bottom="0.1in" fo:line-height="150%" fo:text-align="justify" style:justify-single-word="false" fo:text-indent="-0.3752in" style:auto-text-indent="false">
        <style:tab-stops/>
      </style:paragraph-properties>
      <style:text-properties style:use-window-font-color="true" style:font-name="Times new roman1" fo:language="id" fo:country="ID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language="fi" fo:country="FI"/>
    </style:style>
    <style:style style:name="T2" style:family="text">
      <style:text-properties style:font-name="Times new roman1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 style:font-name="Times new roman1" fo:font-size="12pt" fo:language="id" fo:country="ID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background-color="#ff0000"/>
    </style:style>
    <text:list-style style:name="L1">
      <text:list-level-style-number text:level="1" style:num-prefix="I." style:num-suffix="." style:num-format="1">
        <style:list-level-properties text:space-before="0.25in" text:min-label-width="0.25in" text:min-label-distance="0.1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a">
        <style:list-level-properties text:space-before="0.25in" text:min-label-width="0.25in"/>
      </text:list-level-style-number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UDUL PROPOSAL PENELITIAN TUGAS AKHIR</text:p>
      <text:p text:style-name="P3"/>
      <text:list xml:id="list2103193895" text:style-name="L1">
        <text:list-item>
          <text:p text:style-name="P10">Latar Belakang dan masalah</text:p>
        </text:list-item>
      </text:list>
      <text:p text:style-name="P4"><text:span text:style-name="apple-style-span"><text:span text:style-name="T7"><text:tab/>Jelaskan latar belakang masalah</text:span></text:span></text:p>
      <text:list xml:id="list1907660943" text:continue-numbering="true" text:style-name="L1">
        <text:list-item>
          <text:p text:style-name="P10">Rumusan Masalah</text:p>
        </text:list-item>
      </text:list>
      <text:p text:style-name="Text_20_body"><text:tab/>Buat daftar rumusan masalah setelah mempelajari latar belakang dari masalah yang diteliti.</text:p>
      <text:list xml:id="list2077872884" text:continue-numbering="true" text:style-name="L1">
        <text:list-item>
          <text:p text:style-name="P10">Batasan Masalah<text:span text:style-name="T9"> atau Keterbatasan?</text:span></text:p>
        </text:list-item>
      </text:list>
      <text:p text:style-name="Text_20_body"><text:tab/>Jelaskan batasan masalah yang akan diteliti.</text:p>
      <text:list xml:id="list2029219058" text:continue-numbering="true" text:style-name="L1">
        <text:list-item>
          <text:p text:style-name="P10">Manfaat Penelitian</text:p>
        </text:list-item>
      </text:list>
      <text:p text:style-name="Text_20_body">Jelaskan manfaat penelitian untuk LayangLayang Mobile <text:span text:style-name="T9">dan para pengembang perangkat lunak lai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Tahoma2" svg:font-family="Tahoma"/>
    <style:font-face style:name="Times new roman1" svg:font-family="'Times new roman'" style:font-family-generic="roman"/>
    <style:font-face style:name="Times new roman" svg:font-family="'Times new roman'" style:font-adornments="Regular" style:font-family-generic="roman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5in" fo:margin-bottom="0.15in" fo:line-height="150%" fo:orphans="2" fo:widows="2" style:writing-mode="lr-tb"/>
      <style:text-properties style:use-window-font-color="true" style:font-name="Times new roman" fo:font-size="12pt" style:font-name-asian="Times New Roman1" style:font-size-asian="12pt" style:font-name-complex="Arial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fo:text-align="justify" style:justify-single-word="false" style:page-number="auto"/>
      <style:text-properties style:use-window-font-color="tru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line-height="150%" fo:text-align="justify" style:justify-single-word="false" fo:keep-with-next="always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25in" fo:margin-right="0in" fo:line-height="150%" fo:text-align="justify" style:justify-single-word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1in" fo:margin-bottom="0.1in"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Indent_20_2" style:display-name="Body Text Indent 2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</style:style>
    <style:style style:name="Normal_20__28_Web_29_" style:display-name="Normal (Web)" style:family="paragraph" style:parent-style-name="Standard"/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annotation_20_subject" style:display-name="annotation subject" style:family="paragraph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itle_20_Char" style:display-name="Title Char" style:family="text" style:parent-style-name="Default_20_Paragraph_20_Fon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Body_20_Text_20_Indent_20_2_20_Char" style:display-name="Body Text Indent 2 Char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age_20_number" style:display-name="page number" style:family="text" style:parent-style-name="Default_20_Paragraph_20_Font">
      <style:text-properties style:font-name-complex="Times New Roman1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asian="Times New Roman1" style:font-name-complex="Times New Roman1"/>
    </style:style>
    <style:style style:name="Numbering_20_Symbols" style:display-name="Numbering Symbols" style:family="text">
      <style:text-properties style:use-window-font-color="true" style:font-name="Times new roman1"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in" fo:margin-right="0.0091in" fo:text-align="end" style:justify-single-word="false" fo:text-indent="0in" style:auto-text-indent="false" style:page-number="auto">
        <style:tab-stops>
          <style:tab-stop style:position="3in" style:type="center"/>
          <style:tab-stop style:position="5.5in"/>
        </style:tab-stops>
      </style:paragraph-properties>
      <style:text-properties style:font-name="Times new roman1"/>
    </style:style>
    <style:style style:name="MP2" style:family="paragraph" style:parent-style-name="Footer" style:master-page-name="">
      <style:paragraph-properties fo:text-align="center" style:justify-single-word="false" style:page-number="auto"/>
    </style:style>
    <style:style style:name="MT1" style:family="text">
      <style:text-properties fo:language="fi" fo:country="FI"/>
    </style:style>
    <style:style style:name="MT2" style:family="text">
      <style:text-properties style:font-name="Times new roman1"/>
    </style:style>
    <style:page-layout style:name="Mpm1">
      <style:page-layout-properties fo:page-width="8.2701in" fo:page-height="11.6902in" style:num-format="1" style:print-orientation="portrait" fo:margin-top="0.7902in" fo:margin-bottom="1.1799in" fo:margin-left="1.5799in" fo:margin-right="1.1799in" style:shadow="none" fo:background-color="transparent" style:writing-mode="lr-tb" style:layout-grid-color="#c0c0c0" style:layout-grid-lines="24695" style:layout-grid-base-height="0.1665in" style:layout-grid-ruby-height="0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3902in" fo:margin-left="0in" fo:margin-right="0in" fo:margin-bottom="0.35in" style:dynamic-spacing="true"/>
      </style:header-style>
      <style:footer-style/>
    </style:page-layout>
    <style:page-layout style:name="Mpm2">
      <style:page-layout-properties fo:page-width="8.5in" fo:page-height="10.978in" style:num-format="1" style:print-orientation="portrait" fo:margin-top="1in" fo:margin-bottom="1in" fo:margin-left="1.25in" fo:margin-right="1.25in" style:writing-mode="lr-tb" style:layout-grid-color="#c0c0c0" style:layout-grid-lines="22803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7902in" fo:margin-bottom="0.7902in" fo:margin-left="1.5799in" fo:margin-right="1.1799in" style:writing-mode="lr-tb" style:layout-grid-color="#c0c0c0" style:layout-grid-lines="24695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898in" fo:margin-left="0in" fo:margin-right="0in" fo:margin-top="0.3508in" style:dynamic-spacing="true"/>
      </style:footer-style>
    </style:page-layout>
    <style:page-layout style:name="Mpm4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I-</text:span><text:page-number text:select-page="current">1</text:page-number></text:p>
      </style:header>
    </style:master-page>
    <style:master-page style:name="Converted1" style:page-layout-name="Mpm2"/>
    <style:master-page style:name="First_20_Page" style:display-name="First Page" style:page-layout-name="Mpm3" style:next-style-name="Standard">
      <style:footer>
        <text:p text:style-name="MP2"><text:span text:style-name="page_20_number"><text:span text:style-name="MT2">I-</text:span></text:span><text:span text:style-name="MT2"><text:page-number text:select-page="current">1</text:page-number></text:span></text:p>
      </style:footer>
    </style:master-page>
    <style:master-page style:name="Converted2" style:page-layout-name="Mpm2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Fadjrin</meta:initial-creator>
    <meta:creation-date>2009-07-19T04:14:00</meta:creation-date>
    <dc:creator>Muhammad Ghazali</dc:creator>
    <dc:date>2011-12-10T11:10:08</dc:date>
    <meta:print-date>2010-01-24T15:03:00</meta:print-date>
    <meta:editing-cycles>888</meta:editing-cycles>
    <meta:editing-duration>P1DT1H18M5S</meta:editing-duration>
    <dc:subject>tugas akhir</dc:subject>
    <dc:title>Proposal Penelitian Tugas Akhir</dc:title>
    <meta:document-statistic meta:table-count="0" meta:image-count="0" meta:object-count="0" meta:page-count="1" meta:paragraph-count="11" meta:word-count="57" meta:character-count="415"/>
    <meta:user-defined meta:name="Info 1"/>
    <meta:user-defined meta:name="Info 2"/>
    <meta:user-defined meta:name="Info 3"/>
    <meta:user-defined meta:name="Info 4"/>
  </office:meta>
</office:document-meta>
</file>